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1A00000253D1D241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" style:font-pitch="variable"/>
    <style:font-face style:name="Lohit Hindi1" svg:font-family="'Lohit Hind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aqua-subtitle">
      <style:graphic-properties draw:fill-color="#ffffff" draw:auto-grow-height="true" fo:min-height="16.841cm"/>
    </style:style>
    <style:style style:name="pr2" style:family="presentation" style:parent-style-name="lyt-aqua-notes">
      <style:graphic-properties draw:fill-color="#ffffff" draw:auto-grow-height="true" fo:min-height="13.364cm"/>
    </style:style>
    <style:style style:name="pr3" style:family="presentation" style:parent-style-name="lyt-aqua-subtitle">
      <style:graphic-properties draw:fill-color="#ffffff" fo:min-height="16.842cm"/>
    </style:style>
    <style:style style:name="pr4" style:family="presentation" style:parent-style-name="lyt-aqua-notes">
      <style:graphic-properties draw:fill-color="#ffffff" fo:min-height="13.364cm"/>
    </style:style>
    <style:style style:name="pr5" style:family="presentation" style:parent-style-name="lyt-aqua-title">
      <style:graphic-properties fo:min-height="3.506cm"/>
    </style:style>
    <style:style style:name="pr6" style:family="presentation" style:parent-style-name="lyt-aqua-outline1">
      <style:graphic-properties fo:min-height="12.179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8.1000003814697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32">
        <office:forms form:automatic-focus="false" form:apply-design-mode="false"/>
        <draw:frame presentation:style-name="pr1" draw:text-style-name="P1" draw:layer="layout" svg:width="25.199cm" svg:height="16.841cm" svg:x="1.4cm" svg:y="0.837cm" presentation:class="subtitle">
          <draw:text-box>
            <text:p text:style-name="P1"><text:span text:style-name="T1">Sistema de Arquivos</text:span></text:p>
            <text:p text:style-name="P1"/>
            <text:p text:style-name="P1"/>
            <text:p text:style-name="P1"/>
            <text:p text:style-name="P1"/>
            <text:p text:style-name="P1"/>
            <text:p text:style-name="P1">Professor: Gabriel Fedel</text:p>
            <text:p text:style-name="P1">professor@fedel.net.b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1T32">
        <office:forms form:automatic-focus="false" form:apply-design-mode="false"/>
        <draw:frame presentation:style-name="pr3" draw:layer="layout" svg:width="25.199cm" svg:height="16.842cm" svg:x="1.4cm" svg:y="0.837cm" presentation:class="subtitle">
          <draw:text-box>
            <text:p>Permissão de Arquivo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tributos dos arquivos</text:p>
          </draw:text-box>
        </draw:frame>
        <draw:frame presentation:style-name="pr6" draw:layer="layout" svg:width="24.599cm" svg:height="12.179cm" svg:x="2cm" svg:y="5.5cm" presentation:class="outline">
          <draw:text-box>
            <text:list text:style-name="L2">
              <text:list-item>
                <text:p>9 bits para permissão (não permite atribuir permissões específicas para usuários -&gt; para isso ACL)</text:p>
                <text:list>
                  <text:list-item>
                    <text:p>3 para o dono</text:p>
                  </text:list-item>
                  <text:list-item>
                    <text:p>3 para o grupo</text:p>
                  </text:list-item>
                  <text:list-item>
                    <text:p>3 para os dema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tributos dos arquivos</text:p>
          </draw:text-box>
        </draw:frame>
        <draw:frame presentation:style-name="pr6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001 - 1 executar</text:p>
              </text:list-item>
              <text:list-item>
                <text:p>010 - 2 gravar</text:p>
              </text:list-item>
              <text:list-item>
                <text:p>100 - 4 ler</text:p>
                <text:p/>
              </text:list-item>
              <text:list-item>
                <text:p>chmo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tributos dos arquivos</text:p>
          </draw:text-box>
        </draw:frame>
        <draw:frame presentation:style-name="pr6" draw:layer="layout" svg:width="24.599cm" svg:height="14.435cm" svg:x="2cm" svg:y="5.5cm" presentation:class="outline" presentation:user-transformed="true">
          <draw:text-box>
            <text:list text:style-name="L2">
              <text:list-item>
                <text:p>U user</text:p>
              </text:list-item>
              <text:list-item>
                <text:p>G group</text:p>
              </text:list-item>
              <text:list-item>
                <text:p>O other</text:p>
              </text:list-item>
              <text:list-item>
                <text:p>A all</text:p>
                <text:p>ex</text:p>
                <text:list>
                  <text:list-item>
                    <text:p>u+w</text:p>
                  </text:list-item>
                  <text:list-item>
                    <text:p>ug=rw,o=r</text:p>
                  </text:list-item>
                  <text:list-item>
                    <text:p>a-x</text:p>
                  </text:list-item>
                  <text:list-item>
                    <text:p>g=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Atributos de Segurança<text:line-break/>Arquivo comum</text:p>
          </draw:text-box>
        </draw:frame>
        <draw:frame presentation:style-name="pr6" draw:layer="layout" svg:width="24.599cm" svg:height="12.179cm" svg:x="2cm" svg:y="5.5cm" presentation:class="outline">
          <draw:text-box>
            <text:list text:style-name="L2">
              <text:list-item>
                <text:p>Bit de leitura → permite abrir e ler o arquivo</text:p>
              </text:list-item>
              <text:list-item>
                <text:p>Bit de gravação → permite modificado</text:p>
              </text:list-item>
              <text:list-item>
                <text:p>Bit de execução → arquivo binário ou script shell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Atributos de Segurança<text:line-break/>Diretório</text:p>
          </draw:text-box>
        </draw:frame>
        <draw:frame presentation:style-name="pr6" draw:layer="layout" svg:width="24.599cm" svg:height="13.395cm" svg:x="2cm" svg:y="5.5cm" presentation:class="outline" presentation:user-transformed="true">
          <draw:text-box>
            <text:list text:style-name="L2">
              <text:list-item>
                <text:p>Para apagar ou renomear é necessário modificar a permissão (de gravação) no diretório pai</text:p>
                <text:p/>
              </text:list-item>
              <text:list-item>
                <text:p>A permissão de leitura do diretório, garante listar seus arquivos e sub-diretórios</text:p>
                <text:p/>
              </text:list-item>
              <text:list-item>
                <text:p>Em um diretório o bit de execução permite que seus arquivos sejam lid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dificando Dono e Grupo</text:p>
          </draw:text-box>
        </draw:frame>
        <draw:frame presentation:style-name="pr6" draw:layer="layout" svg:width="24.599cm" svg:height="12.179cm" svg:x="2cm" svg:y="5.5cm" presentation:class="outline">
          <draw:text-box>
            <text:list text:style-name="L2">
              <text:list-item>
                <text:p>Chown</text:p>
                <text:p/>
              </text:list-item>
              <text:list-item>
                <text:p>Chgr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mask – atribuindo permissão padrão</text:p>
          </draw:text-box>
        </draw:frame>
        <draw:frame presentation:style-name="pr6" draw:layer="layout" svg:width="24.599cm" svg:height="12.179cm" svg:x="2cm" svg:y="5.5cm" presentation:class="outline">
          <draw:text-box>
            <text:list text:style-name="L2">
              <text:list-header>
                <text:p/>
              </text:list-header>
              <text:list-item>
                <text:p>033 é o padrão (tudo para dono, só leitura para grupo e outro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1T32">
        <office:forms form:automatic-focus="false" form:apply-design-mode="false"/>
        <draw:frame presentation:style-name="pr3" draw:layer="layout" svg:width="25.199cm" svg:height="16.842cm" svg:x="1.4cm" svg:y="0.837cm" presentation:class="subtitle">
          <draw:text-box>
            <text:p>O Sistema de Arquivos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ntes do Linux, um pouco de Unix</text:p>
          </draw:text-box>
        </draw:frame>
        <draw:frame presentation:style-name="pr6" draw:layer="layout" svg:width="24.599cm" svg:height="12.179cm" svg:x="2cm" svg:y="5.5cm" presentation:class="outline">
          <draw:text-box>
            <text:list text:style-name="L2">
              <text:list-item>
                <text:p>Alguns pontos comuns</text:p>
                <text:list>
                  <text:list-item>
                    <text:p>Objetos (arquivos e processos) tem donos, que possuem amplo controle sobre seus objetos (não necessariamente irrestritos)</text:p>
                  </text:list-item>
                  <text:list-item>
                    <text:p>Você é dono dos objetos que cria</text:p>
                  </text:list-item>
                  <text:list-item>
                    <text:p>O root pode agir como dono de qualquer objeto</text:p>
                  </text:list-item>
                  <text:list-item>
                    <text:p>Somente o root pode desempenhar algumas operações administrativas mais sensíve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istema de arquivos do Linux</text:p>
          </draw:text-box>
        </draw:frame>
        <draw:frame presentation:style-name="pr6" draw:layer="layout" svg:width="24.599cm" svg:height="15.336cm" svg:x="2cm" svg:y="4.4cm" presentation:class="outline" presentation:user-transformed="true">
          <draw:text-box>
            <text:list text:style-name="L2">
              <text:list-item>
                <text:p>Além de arquivos de dados:</text:p>
                <text:list>
                  <text:list-item>
                    <text:p>Processos</text:p>
                  </text:list-item>
                  <text:list-item>
                    <text:p>Dispositivos de Áudio</text:p>
                  </text:list-item>
                  <text:list-item>
                    <text:p>Estruturas de dados do Kernel</text:p>
                  </text:list-item>
                  <text:list-item>
                    <text:p>Canais de comunicação entre processos</text:p>
                    <text:p/>
                  </text:list-item>
                </text:list>
              </text:list-item>
              <text:list-item>
                <text:p>Está além da gestão de arquivos normais</text:p>
                <text:p/>
              </text:list-item>
              <text:list-item>
                <text:p>Unifica-se como tratar arquivos, processos, entre outr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yt-aqua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Sistema de arquivos do Linux</text:p>
          </draw:text-box>
        </draw:frame>
        <draw:frame presentation:style-name="pr6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Podemos dividir o sistema de arquivos em 4 principais componentes</text:p>
                <text:list>
                  <text:list-item>
                    <text:p>Namespace</text:p>
                  </text:list-item>
                  <text:list-item>
                    <text:p>Uma API - conjunto de chamadas de sistema pra navegar e manipular objetos</text:p>
                  </text:list-item>
                  <text:list-item>
                    <text:p>Modelo de segurança</text:p>
                  </text:list-item>
                  <text:list-item>
                    <text:p>Uma implementação - software para amarrar o modelo lógico no hard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draw:frame presentation:style-name="pr5" draw:layer="layout" svg:width="25.199cm" svg:height="3.506cm" svg:x="1.4cm" svg:y="0.837cm" presentation:class="title">
          <draw:text-box>
            <text:p>Sistema de arquivos do Linux</text:p>
          </draw:text-box>
        </draw:frame>
        <draw:frame presentation:style-name="pr6" draw:layer="layout" svg:width="24.599cm" svg:height="12.179cm" svg:x="2cm" svg:y="5.5cm" presentation:class="outline">
          <draw:text-box>
            <text:list text:style-name="L2">
              <text:list-item>
                <text:p>Vários sistemas de arquivos baseados em disco:</text:p>
                <text:p/>
                <text:list>
                  <text:list-item>
                    <text:p>ext3, ext4, reiserfs, ...</text:p>
                    <text:p/>
                  </text:list-item>
                  <text:list-item>
                    <text:p>df -h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draw:frame presentation:style-name="pr5" draw:layer="layout" svg:width="25.199cm" svg:height="3.506cm" svg:x="1.4cm" svg:y="0.837cm" presentation:class="title">
          <draw:text-box>
            <text:p>Sistema de arquivos do Linux</text:p>
          </draw:text-box>
        </draw:frame>
        <draw:frame presentation:style-name="pr6" draw:layer="layout" svg:width="24.599cm" svg:height="12.179cm" svg:x="2cm" svg:y="5.5cm" presentation:class="outline">
          <draw:text-box>
            <text:list text:style-name="L2">
              <text:list-item>
                <text:p>Hierarquia do sistema de arquivos começa no / e segue descendo em vários subdiretóri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draw:frame presentation:style-name="pr5" draw:layer="layout" svg:width="25.199cm" svg:height="3.506cm" svg:x="1.4cm" svg:y="0.837cm" presentation:class="title">
          <draw:text-box>
            <text:p>Absolute e Relative Paths</text:p>
          </draw:text-box>
        </draw:frame>
        <draw:frame presentation:style-name="pr6" draw:layer="layout" svg:width="24.599cm" svg:height="12.179cm" svg:x="2cm" svg:y="5.5cm" presentation:class="outline">
          <draw:text-box>
            <text:list text:style-name="L2">
              <text:list-item>
                <text:p>Absolute → caminho completo (a partir do /) é indicado</text:p>
                <text:p/>
              </text:list-item>
              <text:list-item>
                <text:p>Relativo → é interpretado a partir do diretório atual (não serve só para o shell, os processos também possuem seus diretórios correntes por exemplo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draw:frame presentation:style-name="pr5" draw:layer="layout" svg:width="25.199cm" svg:height="3.506cm" svg:x="1.4cm" svg:y="0.837cm" presentation:class="title">
          <draw:text-box>
            <text:p>Nomes de arquivos</text:p>
          </draw:text-box>
        </draw:frame>
        <draw:frame presentation:style-name="pr6" draw:layer="layout" svg:width="24.599cm" svg:height="12.179cm" svg:x="2cm" svg:y="5.5cm" presentation:class="outline">
          <draw:text-box>
            <text:list text:style-name="L2">
              <text:list-item>
                <text:p>Sem muitas restrições (tamanho – 255 carac., e barra são algumas das restrições)</text:p>
                <text:p/>
              </text:list-item>
              <text:list-item>
                <text:p>Espaços em branco são permitidos</text:p>
                <text:list>
                  <text:list-item>
                    <text:p>“”</text:p>
                  </text:list-item>
                  <text:list-item>
                    <text:p>\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lyt-aqua" presentation:presentation-page-layout-name="AL2T1">
        <draw:frame presentation:style-name="pr5" draw:layer="layout" svg:width="25.199cm" svg:height="3.506cm" svg:x="1.4cm" svg:y="0.837cm" presentation:class="title">
          <draw:text-box>
            <text:p>Montando e desmontando sistemas de arquivos</text:p>
          </draw:text-box>
        </draw:frame>
        <draw:frame presentation:style-name="pr6" draw:layer="layout" svg:width="24.599cm" svg:height="14.395cm" svg:x="2cm" svg:y="5.5cm" presentation:class="outline" presentation:user-transformed="true">
          <draw:text-box>
            <text:list text:style-name="L2">
              <text:list-item>
                <text:p>mount -&gt; mapeia um sistema de arquivos anexo à um diretório existente, trazendo toda sua árvore de arquivos</text:p>
                <text:p/>
              </text:list-item>
              <text:list-item>
                <text:p>umount</text:p>
                <text:p/>
              </text:list-item>
              <text:list-item>
                <text:p>sudo mount /dev/sda4 /users</text:p>
                <text:p/>
              </text:list-item>
              <text:list-item>
                <text:p>/etc/fsta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2T1">
        <draw:frame presentation:style-name="pr5" draw:layer="layout" svg:width="25.199cm" svg:height="3.506cm" svg:x="1.4cm" svg:y="0.837cm" presentation:class="title">
          <draw:text-box>
            <text:p>Estrutura de Arquivos</text:p>
          </draw:text-box>
        </draw:frame>
        <draw:frame presentation:style-name="pr6" draw:layer="layout" svg:width="24.599cm" svg:height="14.895cm" svg:x="2cm" svg:y="5.5cm" presentation:class="outline" presentation:user-transformed="true">
          <draw:text-box>
            <text:list text:style-name="L2">
              <text:list-item>
                <text:p>/bin → Comandos necessários para a mínima operação do sistema</text:p>
              </text:list-item>
              <text:list-item>
                <text:p>/boot</text:p>
              </text:list-item>
              <text:list-item>
                <text:p>/dev</text:p>
              </text:list-item>
              <text:list-item>
                <text:p>/etc</text:p>
              </text:list-item>
              <text:list-item>
                <text:p>/home</text:p>
              </text:list-item>
              <text:list-item>
                <text:p>/lib</text:p>
              </text:list-item>
              <text:list-item>
                <text:p>/media</text:p>
              </text:list-item>
              <text:list-item>
                <text:p>/m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2T1">
        <draw:frame presentation:style-name="pr5" draw:layer="layout" svg:width="25.199cm" svg:height="3.506cm" svg:x="1.4cm" svg:y="0.837cm" presentation:class="title">
          <draw:text-box>
            <text:p>Estrutura de Arquivos</text:p>
          </draw:text-box>
        </draw:frame>
        <draw:frame presentation:style-name="pr6" draw:layer="layout" svg:width="24.599cm" svg:height="12.179cm" svg:x="2cm" svg:y="5.5cm" presentation:class="outline" presentation:user-transformed="true">
          <draw:text-box>
            <text:list text:style-name="L2">
              <text:list-header>
                <text:p>/opt → optional software package</text:p>
              </text:list-header>
              <text:list-item>
                <text:p>/proc</text:p>
              </text:list-item>
              <text:list-item>
                <text:p>/root</text:p>
              </text:list-item>
              <text:list-item>
                <text:p>/sbin → comandos para inicializar, reparar e recuperar o sistema</text:p>
              </text:list-item>
              <text:list-item>
                <text:p>/tmp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2T1">
        <draw:frame presentation:style-name="pr5" draw:layer="layout" svg:width="25.199cm" svg:height="3.506cm" svg:x="1.4cm" svg:y="0.837cm" presentation:class="title">
          <draw:text-box>
            <text:p>Estrutura de Arquivos</text:p>
          </draw:text-box>
        </draw:frame>
        <draw:frame presentation:style-name="pr6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<text:span text:style-name="T2">/usr <text:s/>→ arquivos e comandos secundários</text:span></text:p>
              </text:list-item>
              <text:list-item>
                <text:p><text:span text:style-name="T2">/usr/bin → maior parte dos arquivos executáveis e comandos</text:span></text:p>
              </text:list-item>
              <text:list-item>
                <text:p><text:span text:style-name="T2">/usr/include → cabeçalhos de programas em C</text:span></text:p>
              </text:list-item>
              <text:list-item>
                <text:p><text:span text:style-name="T2">/usr/local → software local</text:span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2T1">
        <draw:frame presentation:style-name="pr5" draw:layer="layout" svg:width="25.199cm" svg:height="3.506cm" svg:x="1.4cm" svg:y="0.837cm" presentation:class="title">
          <draw:text-box>
            <text:p>Estrutura de Arquivos</text:p>
          </draw:text-box>
        </draw:frame>
        <draw:frame presentation:style-name="pr6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/var → dados e configurações do sistema </text:p>
              </text:list-item>
              <text:list-item>
                <text:p>/var/log → arquivos de log (no debian)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aqua" presentation:presentation-page-layout-name="AL2T1">
        <draw:frame presentation:style-name="pr5" draw:layer="layout" svg:width="25.199cm" svg:height="3.506cm" svg:x="1.4cm" svg:y="0.837cm" presentation:class="title">
          <draw:text-box>
            <text:p>Tipos de arquivos</text:p>
          </draw:text-box>
        </draw:frame>
        <draw:frame presentation:style-name="pr6" draw:layer="layout" svg:width="24.599cm" svg:height="13.629cm" svg:x="2cm" svg:y="5.5cm" presentation:class="outline" presentation:user-transformed="true">
          <draw:text-box>
            <text:list text:style-name="L2">
              <text:list-item>
                <text:p>arquivos normais</text:p>
              </text:list-item>
              <text:list-item>
                <text:p>diretório</text:p>
              </text:list-item>
              <text:list-item>
                <text:p>arquivo de dispositivos (caracter e bloco)</text:p>
              </text:list-item>
              <text:list-item>
                <text:p>sockets do domínio local</text:p>
              </text:list-item>
              <text:list-item>
                <text:p>named pipes </text:p>
              </text:list-item>
              <text:list-item>
                <text:p>links simbólicos</text:p>
                <text:p/>
              </text:list-item>
              <text:list-item>
                <text:p>Ls -ah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aqua" presentation:presentation-page-layout-name="AL2T1">
        <draw:frame presentation:style-name="pr5" draw:layer="layout" svg:width="25.199cm" svg:height="3.506cm" svg:x="1.4cm" svg:y="0.837cm" presentation:class="title">
          <draw:text-box>
            <text:p>Diretórios</text:p>
          </draw:text-box>
        </draw:frame>
        <draw:frame presentation:style-name="pr6" draw:layer="layout" svg:width="24.599cm" svg:height="12.179cm" svg:x="2cm" svg:y="5.5cm" presentation:class="outline">
          <draw:text-box>
            <text:list text:style-name="L2">
              <text:list-item>
                <text:p>mkdir</text:p>
              </text:list-item>
              <text:list-item>
                <text:p>rmdir</text:p>
                <text:p/>
              </text:list-item>
              <text:list-item>
                <text:p>rm -r (apaga diretórios não vazio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aqua" presentation:presentation-page-layout-name="AL2T1">
        <draw:frame presentation:style-name="pr5" draw:layer="layout" svg:width="25.199cm" svg:height="3.506cm" svg:x="1.4cm" svg:y="0.837cm" presentation:class="title">
          <draw:text-box>
            <text:p>Devices file</text:p>
          </draw:text-box>
        </draw:frame>
        <draw:frame presentation:style-name="pr6" draw:layer="layout" svg:width="24.599cm" svg:height="12.179cm" svg:x="2cm" svg:y="5.5cm" presentation:class="outline">
          <draw:text-box>
            <text:list text:style-name="L2">
              <text:list-item>
                <text:p>Permite programas se comunicarem com hardware e periféricos</text:p>
                <text:p/>
              </text:list-item>
              <text:list-item>
                <text:p>/dev</text:p>
                <text:p/>
              </text:list-item>
              <text:list-item>
                <text:p>Exemplo → tty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aqua" presentation:presentation-page-layout-name="AL2T1">
        <draw:frame presentation:style-name="pr5" draw:layer="layout" svg:width="25.199cm" svg:height="3.506cm" svg:x="1.4cm" svg:y="0.837cm" presentation:class="title">
          <draw:text-box>
            <text:p>Hard e Symbolic links</text:p>
          </draw:text-box>
        </draw:frame>
        <draw:frame presentation:style-name="pr6" draw:layer="layout" svg:width="24.599cm" svg:height="12.179cm" svg:x="2cm" svg:y="5.5cm" presentation:class="outline">
          <draw:text-box>
            <text:list text:style-name="L2">
              <text:list-item>
                <text:p>Symbolic links → similar aos atalhos</text:p>
                <text:list>
                  <text:list-item>
                    <text:p>Armazena o caminho de um arquivo</text:p>
                  </text:list-item>
                  <text:list-item>
                    <text:p>Ln -s</text:p>
                    <text:p/>
                  </text:list-item>
                </text:list>
              </text:list-item>
              <text:list-item>
                <text:p>Hard link → cria uma outra referência para o mesmo inode</text:p>
                <text:list>
                  <text:list-item>
                    <text:p>Ln</text:p>
                  </text:list-item>
                  <text:list-item>
                    <text:p>Ls -iah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aqua" presentation:presentation-page-layout-name="AL2T1">
        <draw:frame presentation:style-name="pr5" draw:layer="layout" svg:width="25.199cm" svg:height="3.506cm" svg:x="1.4cm" svg:y="0.837cm" presentation:class="title">
          <draw:text-box>
            <text:p>Referências</text:p>
          </draw:text-box>
        </draw:frame>
        <draw:frame presentation:style-name="pr6" draw:layer="layout" svg:width="24.599cm" svg:height="12.179cm" svg:x="2cm" svg:y="5.5cm" presentation:class="outline">
          <draw:text-box>
            <text:list text:style-name="L2">
              <text:list-item>
                <text:p>Unix and Linux System Administration Handbook – 4a ediçã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Sans UI1" svg:font-family="'Andale Sans UI'" style:font-pitch="variable"/>
    <style:font-face style:name="Lohit Hindi1" svg:font-family="'Lohit Hind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fill-image draw:name="aqua1" xlink:href="Pictures/100000000000031A00000253D1D24142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4" style:display-name="Título 4" style:family="graphic">
      <style:paragraph-properties fo:margin-top="0cm" fo:margin-bottom="0cm" style:line-height-at-least="0.31cm" fo:text-align="justify" style:text-autospace="none" style:writing-mode="lr-tb"/>
      <style:text-properties style:use-window-font-color="true" style:font-name="Arial" fo:font-family="Arial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ítulo_20_7" style:display-name="Título 7" style:family="graphic">
      <style:paragraph-properties fo:margin-top="0.623cm" fo:margin-bottom="0cm" fo:text-align="start" style:text-autospace="none" style:writing-mode="lr-tb"/>
      <style:text-properties fo:color="#404040" style:font-name="Cambria" fo:font-family="Cambria" style:font-family-generic="roman" style:font-pitch="variable" fo:font-style="italic" style:font-style-asian="italic" style:font-style-complex="italic"/>
    </style:style>
    <style:style style:name="Título_20_4_20_Char" style:display-name="Título 4 Char" style:family="graphic">
      <style:paragraph-properties style:text-autospace="none"/>
      <style:text-properties style:font-name="Arial" fo:font-family="Arial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Normal_20__28_Web_29_1" style:display-name="Normal (Web)1" style:family="graphic">
      <style:paragraph-properties fo:margin-top="0cm" fo:margin-bottom="0.561cm" style:line-height-at-least="0.3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/>
    </style:style>
    <style:style style:name="biblio" style:family="graphic">
      <style:paragraph-properties fo:margin-top="0cm" fo:margin-bottom="0.187cm" style:line-height-at-least="0.31cm" fo:text-align="start" style:text-autospace="none" style:writing-mode="lr-tb"/>
      <style:text-properties style:use-window-font-color="true" style:font-name="Bookman Old Style" fo:font-family="'Bookman Old Style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/>
    </style:style>
    <style:style style:name="Corpo_20_de_20_texto_20_recuado" style:display-name="Corpo de texto recuado" style:family="graphic">
      <style:paragraph-properties fo:margin-left="0.88cm" fo:margin-right="0cm" fo:margin-top="0cm" fo:margin-bottom="0.374cm" fo:text-align="start" fo:text-indent="0cm" style:text-autospace="none" style:writing-mode="lr-tb"/>
      <style:text-properties style:use-window-font-color="true"/>
    </style:style>
    <style:style style:name="ementa" style:family="graphic">
      <style:paragraph-properties fo:margin-left="0cm" fo:margin-right="0cm" fo:margin-top="0cm" fo:margin-bottom="0cm" style:line-height-at-least="0.31cm" fo:text-align="justify" fo:text-indent="0cm" style:text-autospace="none" style:writing-mode="lr-tb">
        <style:tab-stops>
          <style:tab-stop style:position="21.611cm"/>
        </style:tab-stops>
      </style:paragraph-properties>
      <style:text-properties style:use-window-font-color="true" style:font-name="Bookman Old Style" fo:font-family="'Bookman Old Style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/>
    </style:style>
    <style:style style:name="básica" style:family="graphic">
      <style:paragraph-properties fo:margin-top="0.374cm" fo:margin-bottom="0.374cm" style:line-height-at-least="0.31cm" fo:text-align="start" style:text-autospace="none" style:writing-mode="lr-tb"/>
      <style:text-properties fo:color="#00000a" style:font-name="Bookman Old Style" fo:font-family="'Bookman Old Style'" style:font-family-generic="roman" style:font-pitch="variable" fo:font-size="10pt" fo:font-style="normal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0pt" style:language-asian="pt" style:country-asian="BR" style:font-style-asian="normal" style:font-name-complex="Times New Roman" style:font-family-complex="'Times New Roman'" style:font-family-generic-complex="roman" style:font-pitch-complex="variable" style:font-style-complex="normal"/>
    </style:style>
    <style:style style:name="Disciplina" style:family="graphic">
      <style:paragraph-properties fo:margin-top="0.746cm" fo:margin-bottom="0.187cm" style:line-height-at-least="0.31cm" fo:text-align="start" style:text-autospace="none" style:writing-mode="lr-tb"/>
      <style:text-properties style:use-window-font-color="true" style:font-name="Bookman Old Style" fo:font-family="'Bookman Old Style'" style:font-family-generic="roman" style:font-pitch="variable" fo:font-weight="bold" style:font-name-asian="Times New Roman" style:font-family-asian="'Times New Roman'" style:font-family-generic-asian="roman" style:font-pitch-asian="variable" style:font-size-asian="10pt" style:language-asian="pt" style:country-asian="BR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Índice" style:family="graphic">
      <style:paragraph-properties fo:text-align="start" style:text-autospace="none" style:writing-mode="lr-tb"/>
      <style:text-properties style:use-window-font-color="true" style:font-name-asian="Lohit Hindi1" style:font-family-asian="'Lohit Hindi'" style:font-pitch-asian="variable"/>
    </style:style>
    <style:style style:name="Legenda" style:family="graphic">
      <style:paragraph-properties fo:margin-top="0.374cm" fo:margin-bottom="0.374cm" fo:text-align="start" style:text-autospace="none" style:writing-mode="lr-tb"/>
      <style:text-properties style:use-window-font-color="true" fo:font-style="italic" style:font-name-asian="Lohit Hindi1" style:font-family-asian="'Lohit Hindi'" style:font-pitch-asian="variable" style:font-size-asian="12pt" style:font-style-asian="italic" style:font-style-complex="italic"/>
    </style:style>
    <style:style style:name="Lista" style:family="graphic">
      <style:paragraph-properties fo:margin-top="0cm" fo:margin-bottom="0.374cm" fo:text-align="start" style:text-autospace="none" style:writing-mode="lr-tb"/>
      <style:text-properties style:use-window-font-color="true" style:font-name-asian="Lohit Hindi1" style:font-family-asian="'Lohit Hindi'" style:font-pitch-asian="variable"/>
    </style:style>
    <style:style style:name="Corpo_20_de_20_texto" style:display-name="Corpo de texto" style:family="graphic">
      <style:paragraph-properties fo:margin-top="0cm" fo:margin-bottom="0.374cm" fo:text-align="start" style:text-autospace="none" style:writing-mode="lr-tb"/>
      <style:text-properties style:use-window-font-color="tru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599cm" fo:margin-right="0cm" fo:margin-top="0cm" fo:margin-bottom="0.3cm" fo:text-indent="0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ndino </meta:initial-creator>
    <meta:creation-date>2013-03-04T21:13:11</meta:creation-date>
    <dc:date>2014-08-27T18:22:01.656152105</dc:date>
    <meta:editing-duration>PT4H7M9S</meta:editing-duration>
    <meta:editing-cycles>53</meta:editing-cycles>
    <meta:generator>LibreOffice/4.2.4.2$Linux_X86_64 LibreOffice_project/63150712c6d317d27ce2db16eb94c2f3d7b699f8</meta:generator>
    <dc:creator>Kropotkin </dc:creator>
    <meta:document-statistic meta:object-count="137"/>
  </office:meta>
</office:document-meta>
</file>